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YACgEUaXOJg 0" svg:font-family="'YACgEUaXOJg 0', fb, auto"/>
    <style:font-face style:name="Noto Sans Devanagari1" svg:font-family="'Noto Sans Devanagari'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363636" style:text-line-through-style="none" style:text-line-through-type="none" fo:font-style="normal" style:text-underline-style="none" fo:font-weight="normal" officeooo:paragraph-rsid="000a4df5" style:text-blinking="false"/>
    </style:style>
    <style:style style:name="P2" style:family="paragraph" style:parent-style-name="Standard">
      <style:text-properties fo:font-variant="normal" fo:text-transform="none" fo:color="#363636" style:text-line-through-style="none" style:text-line-through-type="none" fo:font-style="normal" style:text-underline-style="none" fo:font-weight="normal" officeooo:rsid="000a4df5" officeooo:paragraph-rsid="000a4df5" style:text-blinking="false"/>
    </style:style>
    <style:style style:name="P3" style:family="paragraph" style:parent-style-name="Text_20_body">
      <style:text-properties fo:font-variant="normal" fo:text-transform="none" fo:color="#363636" style:text-line-through-style="none" style:text-line-through-type="none" fo:font-style="normal" style:text-underline-style="none" fo:font-weight="normal" officeooo:rsid="000a4df5" officeooo:paragraph-rsid="000a4df5" style:text-blinking="false"/>
    </style:style>
    <style:style style:name="P4" style:family="paragraph" style:parent-style-name="Text_20_body">
      <style:text-properties fo:font-variant="normal" fo:text-transform="none" fo:color="#363636" style:text-line-through-style="none" style:text-line-through-type="none" fo:font-style="normal" style:text-underline-style="none" fo:font-weight="normal" officeooo:rsid="000b1fd6" officeooo:paragraph-rsid="000b1fd6" style:text-blinking="false"/>
    </style:style>
    <style:style style:name="P5" style:family="paragraph" style:parent-style-name="Text_20_body">
      <style:text-properties fo:font-variant="normal" fo:text-transform="none" fo:color="#363636" style:text-line-through-style="none" style:text-line-through-type="none" style:font-name="YACgEUaXOJg 0" fo:font-style="normal" style:text-underline-style="none" fo:font-weight="normal" style:text-blinking="false"/>
    </style:style>
    <style:style style:name="P6" style:family="paragraph" style:parent-style-name="Text_20_body">
      <style:text-properties fo:font-variant="normal" fo:text-transform="none" fo:color="#363636" style:text-line-through-style="none" style:text-line-through-type="none" style:font-name="YACgEUaXOJg 0" fo:font-style="normal" style:text-underline-style="none" fo:font-weight="normal" officeooo:rsid="000b1fd6" officeooo:paragraph-rsid="000b1fd6" style:text-blinking="false"/>
    </style:style>
    <style:style style:name="P7" style:family="paragraph" style:parent-style-name="Text_20_body">
      <style:text-properties fo:color="#363636" style:font-name="YACgEUaXOJg 0"/>
    </style:style>
    <style:style style:name="P8" style:family="paragraph" style:parent-style-name="Standard">
      <style:text-properties fo:font-variant="normal" fo:text-transform="none" fo:color="#363636" style:text-line-through-style="none" style:text-line-through-type="none" fo:font-style="normal" style:text-underline-style="none" fo:font-weight="normal" officeooo:rsid="000a4df5" officeooo:paragraph-rsid="000a4df5" style:text-blinking="false"/>
    </style:style>
    <style:style style:name="P9" style:family="paragraph" style:parent-style-name="Text_20_body" style:list-style-name="L1">
      <style:text-properties fo:font-variant="normal" fo:text-transform="none" fo:color="#363636" style:text-line-through-style="none" style:text-line-through-type="none" fo:font-style="normal" style:text-underline-style="none" fo:font-weight="normal" style:text-blinking="false"/>
    </style:style>
    <style:style style:name="P10" style:family="paragraph" style:parent-style-name="Text_20_body" style:list-style-name="L2">
      <style:text-properties fo:font-variant="normal" fo:text-transform="none" fo:color="#363636" style:text-line-through-style="none" style:text-line-through-type="none" fo:font-style="normal" style:text-underline-style="none" fo:font-weight="normal" style:text-blinking="false"/>
    </style:style>
    <style:style style:name="P11" style:family="paragraph" style:parent-style-name="Text_20_body" style:list-style-name="L3">
      <style:text-properties fo:font-variant="normal" fo:text-transform="none" fo:color="#363636" style:text-line-through-style="none" style:text-line-through-type="none" fo:font-style="normal" style:text-underline-style="none" fo:font-weight="normal" style:text-blinking="false"/>
    </style:style>
    <style:style style:name="P12" style:family="paragraph" style:parent-style-name="Text_20_body" style:list-style-name="L4">
      <style:text-properties fo:font-variant="normal" fo:text-transform="none" fo:color="#363636" style:text-line-through-style="none" style:text-line-through-type="none" fo:font-style="normal" style:text-underline-style="none" fo:font-weight="normal" style:text-blinking="false"/>
    </style:style>
    <style:style style:name="P13" style:family="paragraph" style:parent-style-name="Text_20_body" style:list-style-name="L5">
      <style:text-properties fo:font-variant="normal" fo:text-transform="none" fo:color="#363636" style:text-line-through-style="none" style:text-line-through-type="none" fo:font-style="normal" style:text-underline-style="none" fo:font-weight="normal" style:text-blinking="false"/>
    </style:style>
    <style:style style:name="P14" style:family="paragraph" style:parent-style-name="Text_20_body" style:list-style-name="L11">
      <style:text-properties fo:font-variant="normal" fo:text-transform="none" fo:color="#363636" style:text-line-through-style="none" style:text-line-through-type="none" fo:font-style="normal" style:text-underline-style="none" fo:font-weight="normal" style:text-blinking="false"/>
    </style:style>
    <style:style style:name="P15" style:family="paragraph" style:parent-style-name="Text_20_body">
      <style:text-properties fo:font-variant="normal" fo:text-transform="none" fo:color="#363636" style:text-line-through-style="none" style:text-line-through-type="none" style:font-name="arial" fo:font-style="normal" style:text-underline-style="none" fo:font-weight="normal" officeooo:rsid="000b1fd6" officeooo:paragraph-rsid="000b1fd6" style:text-blinking="false"/>
    </style:style>
    <style:style style:name="P16" style:family="paragraph" style:parent-style-name="Text_20_body" style:list-style-name="L9">
      <style:text-properties fo:font-variant="normal" fo:text-transform="none" fo:color="#363636" style:text-line-through-style="none" style:text-line-through-type="none" style:font-name="arial" fo:font-style="normal" style:text-underline-style="none" fo:font-weight="normal" style:text-blinking="false"/>
    </style:style>
    <style:style style:name="P17" style:family="paragraph" style:parent-style-name="Text_20_body" style:list-style-name="L10"/>
    <style:style style:name="P18" style:family="paragraph" style:parent-style-name="Text_20_body" style:list-style-name="L6">
      <style:text-properties style:font-name="arial"/>
    </style:style>
    <style:style style:name="P19" style:family="paragraph" style:parent-style-name="Text_20_body" style:list-style-name="L7">
      <style:text-properties style:font-name="arial"/>
    </style:style>
    <style:style style:name="P20" style:family="paragraph" style:parent-style-name="Text_20_body" style:list-style-name="L8">
      <style:text-properties style:font-name="arial"/>
    </style:style>
    <style:style style:name="P21" style:family="paragraph" style:parent-style-name="Text_20_body" style:list-style-name="L1">
      <style:paragraph-properties fo:margin-top="0cm" fo:margin-bottom="0cm" loext:contextual-spacing="false"/>
      <style:text-properties fo:font-variant="normal" fo:text-transform="none" fo:color="#363636" style:text-line-through-style="none" style:text-line-through-type="none" fo:font-style="normal" style:text-underline-style="none" fo:font-weight="normal" style:text-blinking="false"/>
    </style:style>
    <style:style style:name="P22" style:family="paragraph" style:parent-style-name="Text_20_body" style:list-style-name="L2">
      <style:paragraph-properties fo:margin-top="0cm" fo:margin-bottom="0cm" loext:contextual-spacing="false"/>
      <style:text-properties fo:font-variant="normal" fo:text-transform="none" fo:color="#363636" style:text-line-through-style="none" style:text-line-through-type="none" fo:font-style="normal" style:text-underline-style="none" fo:font-weight="normal" style:text-blinking="false"/>
    </style:style>
    <style:style style:name="P23" style:family="paragraph" style:parent-style-name="Text_20_body" style:list-style-name="L3">
      <style:paragraph-properties fo:margin-top="0cm" fo:margin-bottom="0cm" loext:contextual-spacing="false"/>
      <style:text-properties fo:font-variant="normal" fo:text-transform="none" fo:color="#363636" style:text-line-through-style="none" style:text-line-through-type="none" fo:font-style="normal" style:text-underline-style="none" fo:font-weight="normal" style:text-blinking="false"/>
    </style:style>
    <style:style style:name="P24" style:family="paragraph" style:parent-style-name="Text_20_body" style:list-style-name="L4">
      <style:paragraph-properties fo:margin-top="0cm" fo:margin-bottom="0cm" loext:contextual-spacing="false"/>
      <style:text-properties fo:font-variant="normal" fo:text-transform="none" fo:color="#363636" style:text-line-through-style="none" style:text-line-through-type="none" fo:font-style="normal" style:text-underline-style="none" fo:font-weight="normal" style:text-blinking="false"/>
    </style:style>
    <style:style style:name="P25" style:family="paragraph" style:parent-style-name="Text_20_body" style:list-style-name="L5">
      <style:paragraph-properties fo:margin-top="0cm" fo:margin-bottom="0cm" loext:contextual-spacing="false"/>
      <style:text-properties fo:font-variant="normal" fo:text-transform="none" fo:color="#363636" style:text-line-through-style="none" style:text-line-through-type="none" fo:font-style="normal" style:text-underline-style="none" fo:font-weight="normal" style:text-blinking="false"/>
    </style:style>
    <style:style style:name="P26" style:family="paragraph" style:parent-style-name="Text_20_body" style:list-style-name="L6">
      <style:paragraph-properties fo:margin-top="0cm" fo:margin-bottom="0cm" loext:contextual-spacing="false"/>
      <style:text-properties fo:font-variant="normal" fo:text-transform="none" fo:color="#363636" style:text-line-through-style="none" style:text-line-through-type="none" style:font-name="arial" fo:font-style="normal" style:text-underline-style="none" fo:font-weight="normal" style:text-blinking="false"/>
    </style:style>
    <style:style style:name="P27" style:family="paragraph" style:parent-style-name="Text_20_body" style:list-style-name="L7">
      <style:paragraph-properties fo:margin-top="0cm" fo:margin-bottom="0cm" loext:contextual-spacing="false"/>
      <style:text-properties fo:font-variant="normal" fo:text-transform="none" fo:color="#363636" style:text-line-through-style="none" style:text-line-through-type="none" style:font-name="arial" fo:font-style="normal" style:text-underline-style="none" fo:font-weight="normal" style:text-blinking="false"/>
    </style:style>
    <style:style style:name="P28" style:family="paragraph" style:parent-style-name="Text_20_body" style:list-style-name="L8">
      <style:paragraph-properties fo:margin-top="0cm" fo:margin-bottom="0cm" loext:contextual-spacing="false"/>
      <style:text-properties fo:font-variant="normal" fo:text-transform="none" fo:color="#363636" style:text-line-through-style="none" style:text-line-through-type="none" style:font-name="arial" fo:font-style="normal" style:text-underline-style="none" fo:font-weight="normal" style:text-blinking="false"/>
    </style:style>
    <style:style style:name="P29" style:family="paragraph" style:parent-style-name="Text_20_body" style:list-style-name="L4">
      <style:paragraph-properties fo:margin-top="0cm" fo:margin-bottom="0cm" loext:contextual-spacing="false"/>
    </style:style>
    <style:style style:name="P30" style:family="paragraph" style:parent-style-name="Text_20_body" style:list-style-name="L8">
      <style:paragraph-properties fo:margin-top="0cm" fo:margin-bottom="0cm" loext:contextual-spacing="false"/>
      <style:text-properties style:font-name="arial"/>
    </style:style>
    <style:style style:name="P31" style:family="paragraph" style:parent-style-name="Text_20_body" style:list-style-name="L9">
      <style:paragraph-properties fo:margin-top="0cm" fo:margin-bottom="0cm" loext:contextual-spacing="false"/>
      <style:text-properties style:font-name="arial"/>
    </style:style>
    <style:style style:name="T1" style:family="text">
      <style:text-properties fo:font-variant="normal" fo:text-transform="none" fo:color="#363636" style:text-line-through-style="none" style:text-line-through-type="none" fo:font-style="normal" style:text-underline-style="none" fo:font-weight="normal" style:text-blinking="false"/>
    </style:style>
    <style:style style:name="T2" style:family="text">
      <style:text-properties fo:font-variant="normal" fo:text-transform="none" fo:color="#363636" style:text-line-through-style="none" style:text-line-through-type="none" fo:font-style="normal" style:text-underline-style="none" fo:font-weight="normal" officeooo:rsid="000b1fd6" style:text-blinking="false"/>
    </style:style>
    <style:style style:name="T3" style:family="text">
      <style:text-properties fo:font-variant="normal" fo:text-transform="none" fo:color="#363636" style:text-line-through-style="none" style:text-line-through-type="none" style:text-underline-style="none" style:text-blinking="false"/>
    </style:style>
    <style:style style:name="T4" style:family="text">
      <style:text-properties fo:font-variant="normal" fo:text-transform="none" fo:color="#363636" style:text-line-through-style="none" style:text-line-through-type="none" style:font-name="YACgEUaXOJg 0" fo:font-style="normal" style:text-underline-style="none" fo:font-weight="normal" officeooo:rsid="000b1fd6" style:text-blinking="false"/>
    </style:style>
    <style:style style:name="T5" style:family="text">
      <style:text-properties fo:font-variant="normal" fo:text-transform="none" style:text-line-through-style="none" style:text-line-through-type="none" fo:font-style="normal" style:text-underline-style="none" fo:font-weight="normal" style:text-blinking="false"/>
    </style:style>
    <style:style style:name="T6" style:family="text">
      <style:text-properties fo:font-variant="normal" fo:text-transform="none" style:text-line-through-style="none" style:text-line-through-type="none" style:text-underline-style="none" style:text-blink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ISION:</text:p>
      <text:p text:style-name="P1">RAAGIES es una red que reúne al personal técnico de gestión y administración del proceso de internacionalización de la educación superior de universidades públicas de Argentina. Este espacio ha sido concebido con el fin de contribuir al desarrollo, capacitación e intercambio de información entre el personal de dicha área, como un ámbito de consulta y para la implementación de mejores prácticas.</text:p>
      <text:p text:style-name="P1"/>
      <text:p text:style-name="P2">OBJETIVOS:</text:p>
      <text:p text:style-name="P3">Crear y consolidar un espacio para la consulta permanente entre los miembros de la red.</text:p>
      <text:list xml:id="list3543810868" text:style-name="L1">
        <text:list-item>
          <text:p text:style-name="P21">Conocer/relevar el estado de desarrollo del proceso de internacionalización y capacidad de gestión.</text:p>
        </text:list-item>
        <text:list-item>
          <text:p text:style-name="P21">Contribuir al desarrollo de la capacidad de gestión de los gestores y administradores del proceso de internacionalización.</text:p>
        </text:list-item>
        <text:list-item>
          <text:p text:style-name="P21">Fomentar el intercambio de buenas prácticas.</text:p>
        </text:list-item>
        <text:list-item>
          <text:p text:style-name="P21">Adoptar de un criterio en común frente a organismos nacionales e internacionales.</text:p>
        </text:list-item>
        <text:list-item>
          <text:p text:style-name="P9">Promover la participación en la red del mayor número posible de miembros de oficinas encargadas del proceso de internacionalización de universidades públicas argentinas.</text:p>
        </text:list-item>
        <text:list-item>
          <text:p text:style-name="P9"/>
        </text:list-item>
      </text:list>
      <text:p text:style-name="P2">OBJETIVOS ESPECÍFICOS</text:p>
      <text:p text:style-name="P3">Intercambio de buenas prácticas en gestión de la internacionalización respecto a:</text:p>
      <text:list xml:id="list4059857241" text:style-name="L2">
        <text:list-item>
          <text:list>
            <text:list-item>
              <text:p text:style-name="P22">la organización operativa de las áreas de internacionalización de cada universidad miembro.</text:p>
            </text:list-item>
            <text:list-item>
              <text:p text:style-name="P22">la vinculación con redes, asociaciones y organismos nacionales e internacionales.</text:p>
            </text:list-item>
            <text:list-item>
              <text:p text:style-name="P22">la gestión de la movilidad internacional de estudiantes, docentes, gestores e investigadores.</text:p>
            </text:list-item>
            <text:list-item>
              <text:p text:style-name="P10">diferentes acciones y programas que apunten a desarrollar la Internacionalización en Casa y las competencias interculturales.</text:p>
            </text:list-item>
            <text:list-item>
              <text:p text:style-name="P10">Formación en gestión de la internacionalización y desarrollo de competencias interculturales:</text:p>
            </text:list-item>
          </text:list>
        </text:list-item>
      </text:list>
      <text:list xml:id="list217976275" text:style-name="L3">
        <text:list-item>
          <text:list>
            <text:list-item>
              <text:p text:style-name="P23">Organizar encuentros periódicos de sus miembros en espacios de consulta e intercambio permanente.</text:p>
            </text:list-item>
            <text:list-item>
              <text:p text:style-name="P11">Organizar instancias de formación presenciales y no presenciales sobre temáticas específicas.</text:p>
            </text:list-item>
          </text:list>
        </text:list-item>
      </text:list>
      <text:list xml:id="list163924029208991" text:continue-list="list4059857241" text:style-name="L2">
        <text:list-item>
          <text:list>
            <text:list-item>
              <text:p text:style-name="P10">Compartir las estrategias de comunicación que cada ORI aplica para visibilizar las acciones llevadas a cabo: comunicación, difusión, promoción y divulgación.</text:p>
            </text:list-item>
          </text:list>
        </text:list-item>
      </text:list>
      <text:list xml:id="list826779726" text:style-name="L4">
        <text:list-item>
          <text:list>
            <text:list-item>
              <text:p text:style-name="P24">Compartir “protocolos ante emergencias” aplicados por cada universidad (Ejemplo: acciones llevadas a cabo ante COVID-19 con estudiantes, docentes y gestores in y out).</text:p>
            </text:list-item>
            <text:list-item>
              <text:p text:style-name="P24">Compartir planes estratégicos de internacionalización y metodología de monitoreo de objetivos.</text:p>
            </text:list-item>
          </text:list>
        </text:list-item>
        <text:list-item>
          <text:p text:style-name="P29"><text:span text:style-name="T1">Constituir</text:span><text:span text:style-name="T3"> </text:span><text:span text:style-name="T1">un espacio virtual/foro de rápido acceso que permita la consulta entre sus miembros sobre temáticas emergentes.</text:span></text:p>
        </text:list-item>
        <text:list-item>
          <text:p text:style-name="P24"><text:soft-page-break/>Establecer indicadores que permitan medir el nivel de desarrollo de la internacionalización y su impacto.</text:p>
        </text:list-item>
        <text:list-item>
          <text:p text:style-name="P12">Confeccionar un manual de buenas prácticas a partir de la información y las experiencias compartidas.</text:p>
        </text:list-item>
      </text:list>
      <text:p text:style-name="P4">ACCIONES</text:p>
      <text:p text:style-name="P4">Proponer espacios virtuales de información, intercambio e interconsulta permanente.</text:p>
      <text:list xml:id="list149128634" text:style-name="L5">
        <text:list-item>
          <text:p text:style-name="P25">Organizar encuentros anuales para compartir conferencias especializadas, temáticas emergentes, casos de éxito y buenas prácticas, incluyendo la participación de referentes/expertos.</text:p>
        </text:list-item>
        <text:list-item>
          <text:p text:style-name="P25">Publicar novedades, protocolos y producción académica sobre internacionalización de la educación superior.</text:p>
        </text:list-item>
        <text:list-item>
          <text:p text:style-name="P25">Establecer la estructura de gobernanza de la red.</text:p>
        </text:list-item>
        <text:list-item>
          <text:p text:style-name="P25">Crear una instancia preparatoria que permita proveer a los futuros becarios de programas de movilidad de herramientas para desempeñarse adecuadamente en un contexto académico y cultural distinto al de origen.</text:p>
        </text:list-item>
        <text:list-item>
          <text:p text:style-name="P13">Crear un Observatorio de Internacionalización en Educación Superior (OIES): implementar un sistema de recolección y análisis de datos en relación con el proceso de internacionalización de la educación superior. Con ellos se pretende contribuir a la toma de decisiones informadas, elaboración de estrategias de internacionalización, identificación de áreas de vacancia operativa, debilidades, fortalezas y oportunidades en el proceso de gestión.</text:p>
        </text:list-item>
      </text:list>
      <text:p text:style-name="P15">EJES</text:p>
      <text:p text:style-name="P15">Desarrollo de capacidades: fortalecimiento, capacitación, incorporación de mejores prácticas en la gestión de la internacionalización, desarrollo de habilidades blandas.</text:p>
      <text:list xml:id="list3872025357" text:style-name="L6">
        <text:list-item>
          <text:list>
            <text:list-item>
              <text:p text:style-name="P26">Movilidad Entrantes: Estudiantes de grado, posgrado, administrativos, docentes, investigadores, extensión (normativa y protocolo: convocatoria, admisión, contención, seguimiento antes, durante y después de movilidad, reporting, actividades de bienvenida, accesibilidad discapacitados motores, sordomudos,etc).</text:p>
            </text:list-item>
            <text:list-item>
              <text:p text:style-name="P18"><text:span text:style-name="T1">Salientes: Estudiantes de grado, posgrado, administrativos, docentes, investigadores,</text:span><text:span text:style-name="T3"> </text:span><text:span text:style-name="T2">extensión (normativa y protocolo: convocatoria, selección, criterios de evaluación, fórmulas de selección, contención, seguimiento antes, durante y después de movilidad, reporting).</text:span></text:p>
            </text:list-item>
          </text:list>
        </text:list-item>
      </text:list>
      <text:list xml:id="list3289597599" text:style-name="L7">
        <text:list-item>
          <text:list>
            <text:list-item>
              <text:p text:style-name="P27">Redes de alumnos: ex becarios (alumni) y de contención y apoyo de estudiantes (buddy programs).</text:p>
            </text:list-item>
            <text:list-item>
              <text:p text:style-name="P27">Reconocimiento académico, sistemas de créditos, escalas de calificaciones.</text:p>
            </text:list-item>
            <text:list-item>
              <text:p text:style-name="P27">Procedimientos migratorios generales y específicos.</text:p>
            </text:list-item>
            <text:list-item>
              <text:p text:style-name="P27">Software de gestión de movilidad.</text:p>
            </text:list-item>
            <text:list-item>
              <text:p text:style-name="P27">Cursos de formación en idiomas para becarias/os.</text:p>
            </text:list-item>
            <text:list-item>
              <text:p text:style-name="P19"><text:span text:style-name="T1">Reuniones de preparación (choque cultural, competencias culturales: interculturalidad y multiculturalidad).</text:span><text:span text:style-name="T3"> </text:span></text:p>
            </text:list-item>
          </text:list>
        </text:list-item>
      </text:list>
      <text:p text:style-name="P15">Recomendaciones para viajar (informarse sobre la ciudad de destino, horarios, costumbres, etc.).</text:p>
      <text:list xml:id="list1158938488" text:style-name="L8">
        <text:list-item>
          <text:list>
            <text:list-item>
              <text:p text:style-name="P30"><text:soft-page-break/><text:span text:style-name="T1">Seguro médico (como usarlo, como es el reintegro, etc).</text:span><text:span text:style-name="T3"> </text:span></text:p>
            </text:list-item>
            <text:list-item>
              <text:p text:style-name="P28">Como ser embajador de la Universidad en el lugar de destino.</text:p>
            </text:list-item>
            <text:list-item>
              <text:p text:style-name="P28">Desafíos de la movilidad pospandemia y alternativas de movilidad: internacionalización en casa, movilidad virtual, programas mixtos.</text:p>
            </text:list-item>
          </text:list>
        </text:list-item>
        <text:list-item>
          <text:p text:style-name="P20"><text:span text:style-name="T1">Gestión de proyectos: establecimiento de metas claras/prioridades en la búsqueda de socios, proyectos y financiamiento.</text:span><text:span text:style-name="T3"> </text:span></text:p>
        </text:list-item>
      </text:list>
      <text:p text:style-name="P15">Reconocimiento, búsqueda y captación de fondos externos. Proyectos internacionales: EEUU, Europa. Proyectos Ministeriales. Gestión y ejecución del presupuesto, normativa de rendición de cuentas.</text:p>
      <text:list xml:id="list2424160404" text:style-name="L9">
        <text:list-item>
          <text:p text:style-name="P31"><text:span text:style-name="T1">Capacitación y sensibilización del personal de las universidades que no pertenece a áreas de internacionalización.</text:span><text:span text:style-name="T3"> </text:span><text:span text:style-name="T1">Exposición interna de las actividades de internacionalización en el personal que interviene.</text:span></text:p>
        </text:list-item>
        <text:list-item>
          <text:p text:style-name="P16">Vinculación y monitoreo de actividades de redes y asociaciones internacionales. Enlace con otras redes de pares con objetivos similares a RAAGIES, dentro y fuera del país.</text:p>
        </text:list-item>
      </text:list>
      <text:p text:style-name="P7"><text:span text:style-name="T5">,</text:span><text:span text:style-name="T6"> </text:span></text:p>
      <text:p text:style-name="P4"/>
      <text:p text:style-name="P4">Cooperación científica, académica, cultural, de extensión, investigación, pasantías, prácticas, convenios, doble titulación. Gestión y normativa.</text:p>
      <text:list xml:id="list3643837356" text:style-name="L10">
        <text:list-item>
          <text:p text:style-name="P17"><text:span text:style-name="T1">Comunicación e imagen institucional, promoción y difusión de convocatorias, reclutamiento de candidatas/os. Promoción internacional: sitios web internacionales, divulgación y promoción en el exterior, canales, material, participación en ferias, etc. Producción de contenido en inglés (sitios internacionales). Organización de eventos acerca de la internacionalización y eventos internacionales.</text:span><text:span text:style-name="T3"> </text:span></text:p>
        </text:list-item>
      </text:list>
      <text:p text:style-name="P4">Internacionalización en casa, Internacionalización del CV, cátedras internacionales.</text:p>
      <text:list xml:id="list465752806" text:style-name="L11">
        <text:list-item>
          <text:p text:style-name="P14">Glotopolítica: política lingüística referida a la enseñanza, certificación y producción de material pedagógico de ELSE.</text:p>
        </text:list-item>
      </text:list>
      <text:p text:style-name="P6">https://twitter.com/raagies</text:p>
      <text:p text:style-name="P5">https://www.facebook.com/raagies/</text:p>
      <text:p text:style-name="P4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YACgEUaXOJg 0" svg:font-family="'YACgEUaXOJg 0', fb, auto"/>
    <style:font-face style:name="Noto Sans Devanagari1" svg:font-family="'Noto Sans Devanagari'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30T20:02:46.452828216</meta:creation-date>
    <dc:date>2022-10-24T16:39:22.263206702</dc:date>
    <meta:editing-duration>PT10M8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3" meta:paragraph-count="57" meta:word-count="885" meta:character-count="6655" meta:non-whitespace-character-count="5861"/>
  </office:meta>
</office:document-meta>
</file>